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/>
      <style:paragraph-properties style:writing-mode="lr-tb"/>
    </style:style>
    <style:style style:name="gr2" style:family="graphic" style:parent-style-name="standard">
      <style:graphic-properties draw:fill-color="#800080" draw:textarea-horizontal-align="justify" draw:textarea-vertical-align="middle" draw:auto-grow-height="false" fo:min-height="1.55cm" fo:min-width="3.2cm"/>
      <style:paragraph-properties style:writing-mode="lr-tb"/>
    </style:style>
    <style:style style:name="gr3" style:family="graphic" style:parent-style-name="standard" style:list-style-name="L1">
      <style:graphic-properties draw:fill-color="#800080" draw:textarea-horizontal-align="justify" draw:textarea-vertical-align="middle" draw:auto-grow-height="false" fo:min-height="1.75cm" fo:min-width="3.7cm"/>
      <style:paragraph-properties style:writing-mode="lr-tb"/>
    </style:style>
    <style:style style:name="gr4" style:family="graphic" style:parent-style-name="standard">
      <style:graphic-properties draw:fill-color="#e0c2cd" draw:auto-grow-height="false" fo:min-height="0.81cm" fo:min-width="2.86cm" fo:wrap-option="no-wrap"/>
      <style:paragraph-properties style:writing-mode="lr-tb"/>
    </style:style>
    <style:style style:name="gr5" style:family="graphic" style:parent-style-name="standard">
      <style:graphic-properties draw:fill-color="#e0c2cd" draw:auto-grow-height="false" fo:min-height="0.945cm" fo:min-width="4.43cm" fo:wrap-option="no-wrap"/>
      <style:paragraph-properties style:writing-mode="lr-tb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0.67cm" fo:min-width="1.198cm"/>
      <style:paragraph-properties style:writing-mode="lr-tb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0.74cm" fo:min-width="1.622cm"/>
      <style:paragraph-properties style:writing-mode="lr-tb"/>
    </style:style>
    <style:style style:name="gr8" style:family="graphic" style:parent-style-name="standard">
      <style:graphic-properties draw:fill-color="#ffe994" draw:textarea-horizontal-align="justify" draw:textarea-vertical-align="middle" draw:auto-grow-height="false" fo:min-height="0.74cm" fo:min-width="1.692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-color="#e0c2cd" draw:textarea-horizontal-align="justify" draw:textarea-vertical-align="middle" draw:auto-grow-height="false" fo:min-height="1.25cm" fo:min-width="1.2cm"/>
      <style:paragraph-properties style:writing-mode="lr-tb"/>
    </style:style>
    <style:style style:name="gr11" style:family="graphic" style:parent-style-name="standard">
      <style:graphic-properties draw:stroke="dash" draw:stroke-dash="Dash" draw:fill-color="#ffe994" draw:textarea-horizontal-align="justify" draw:textarea-vertical-align="middle" draw:auto-grow-height="false" fo:min-height="0.74cm" fo:min-width="2.258cm"/>
      <style:paragraph-properties style:writing-mode="lr-tb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0.67cm" fo:min-width="1.622cm"/>
      <style:paragraph-properties style:writing-mode="lr-tb"/>
    </style:style>
    <style:style style:name="gr13" style:family="graphic" style:parent-style-name="standard">
      <style:graphic-properties draw:stroke="solid" draw:stroke-dash="Dash" draw:fill-color="#ffe994" draw:textarea-horizontal-align="justify" draw:textarea-vertical-align="middle" draw:auto-grow-height="false" fo:min-height="0.74cm" fo:min-width="2.5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" draw:fill-color="#ffe994" draw:textarea-horizontal-align="justify" draw:textarea-vertical-align="middle" draw:auto-grow-height="false" fo:min-height="0.74cm" fo:min-width="1.8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00080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800080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e0c2cd"/>
      <style:paragraph-properties style:writing-mode="lr-tb"/>
    </style:style>
    <style:style style:name="P8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-color="#ffe994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0" style:family="paragraph">
      <loext:graphic-properties draw:fill-color="#ffe994"/>
      <style:paragraph-properties fo:text-align="center"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e0c2cd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style:text-underline-style="none"/>
    </style:style>
    <style:style style:name="P14" style:family="paragraph">
      <loext:graphic-properties draw:fill-color="#ffe994"/>
      <style:paragraph-properties fo:text-align="center" style:writing-mode="lr-tb"/>
      <style:text-properties style:text-underline-style="none"/>
    </style:style>
    <style:style style:name="P15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8cm" svg:height="8.072cm" svg:x="1.5cm" svg:y="1.5cm">
          <draw:text-box>
            <text:p><text:span text:style-name="T1">Caminador</text:span> <text:span text:style-name="T1">DB</text:span> : </text:p>
            <text:p><text:span text:style-name="T2">La utilización de la aplicación la realizan usuarios que se pueden loguear si ya tienen cuenta o crear cuenta nueva. Existen dos tipos de usuarios: doctor/asistente y paciente.</text:span></text:p>
            <text:p><text:span text:style-name="T2">Los usuario pacientes tienen una número de acceso a los entrenamientos permitidos.</text:span></text:p>
            <text:p><text:span text:style-name="T2">Los doctor/asistente tienen acceso a los pacientes para añadirles/quitarles permisos para realizar entrenamientos.</text:span></text:p>
            <text:p><text:span text:style-name="T2">Los Entrenamientos son conjuntos de ejercicios que dependen de una modalidad y tienen asociado un nº id para ser asignados a los pacientes.</text:span></text:p>
            <text:p><text:span text:style-name="T2">Los ejercicios tienen asociado un n° id para ser asignados a los entrenamientos y se le configura la velocidad y la duración.</text:span></text:p>
            <text:p><text:span text:style-name="T2">.</text:span></text:p>
          </draw:text-box>
        </draw:frame>
        <draw:custom-shape draw:style-name="gr2" draw:text-style-name="P3" draw:layer="layout" svg:width="3.7cm" svg:height="1.8cm" svg:x="8.1cm" svg:y="12.3cm">
          <text:p text:style-name="P2">Usuario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2cm" svg:height="2cm" svg:x="8.4cm" svg:y="22.3cm">
          <text:p text:style-name="P4">Entrenamiento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cm" svg:height="1.3cm" svg:x="3.1cm" svg:y="16.1cm">
          <text:p text:style-name="P6">Pacient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7" draw:layer="layout" svg:width="5.2cm" svg:height="1.465cm" svg:x="13.5cm" svg:y="16.035cm">
          <text:p text:style-name="P6">Doctor/Asistent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9" draw:layer="layout" svg:width="2.4cm" svg:height="1.3cm" svg:x="14cm" svg:y="13.3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cm" svg:height="1.4cm" svg:x="15.8cm" svg:y="12.1cm">
          <text:p text:style-name="P2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1cm" svg:height="1.4cm" svg:x="14.1cm" svg:y="10.6cm">
          <text:p text:style-name="P2">corr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2.4cm" svg:height="1.3cm" svg:x="12cm" svg:y="9.7cm">
          <text:p text:style-name="P2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1.8cm" svg:y1="12.4cm" svg:x2="12.7cm" svg:y2="10.9cm">
          <text:p/>
        </draw:line>
        <draw:line draw:style-name="gr9" draw:text-style-name="P11" draw:layer="layout" svg:x1="11.8cm" svg:y1="12.3cm" svg:x2="14.3cm" svg:y2="11.5cm">
          <text:p/>
        </draw:line>
        <draw:line draw:style-name="gr9" draw:text-style-name="P11" draw:layer="layout" svg:x1="11.8cm" svg:y1="12.3cm" svg:x2="15.8cm" svg:y2="12.9cm">
          <text:p/>
        </draw:line>
        <draw:line draw:style-name="gr9" draw:text-style-name="P11" draw:layer="layout" svg:x1="11.7cm" svg:y1="12.3cm" svg:x2="14cm" svg:y2="13.9cm">
          <text:p/>
        </draw:line>
        <draw:line draw:style-name="gr9" draw:text-style-name="P11" draw:layer="layout" svg:x1="10cm" svg:y1="14.2cm" svg:x2="6.6cm" svg:y2="16.2cm">
          <text:p/>
        </draw:line>
        <draw:line draw:style-name="gr9" draw:text-style-name="P11" draw:layer="layout" svg:x1="10cm" svg:y1="14.2cm" svg:x2="13.5cm" svg:y2="16cm">
          <text:p/>
        </draw:line>
        <draw:custom-shape draw:style-name="gr10" draw:text-style-name="P12" draw:layer="layout" svg:width="3.4cm" svg:height="3cm" svg:x="8.4cm" svg:y="17.9cm">
          <text:p text:style-name="P2">Acced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1" draw:layer="layout" svg:x1="10cm" svg:y1="14.2cm" svg:x2="10.1cm" svg:y2="18cm">
          <text:p/>
        </draw:line>
        <draw:line draw:style-name="gr9" draw:text-style-name="P11" draw:layer="layout" svg:x1="10.1cm" svg:y1="20.8cm" svg:x2="10.1cm" svg:y2="22.4cm">
          <text:p/>
        </draw:line>
        <draw:custom-shape draw:style-name="gr8" draw:text-style-name="P9" draw:layer="layout" svg:width="3.1cm" svg:height="1.4cm" svg:x="6.5cm" svg:y="24.9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.1cm" svg:height="1.4cm" svg:x="11cm" svg:y="24.9cm">
          <text:p text:style-name="P2">Ejercici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3.9cm" svg:height="1.4cm" svg:x="1.5cm" svg:y="18.3cm">
          <text:p text:style-name="P2">Entrenami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1cm" svg:height="1.4cm" svg:x="1.3cm" svg:y="14.2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4.2cm" svg:y1="16.1cm" svg:x2="3.1cm" svg:y2="15.6cm">
          <text:p/>
        </draw:line>
        <draw:line draw:style-name="gr9" draw:text-style-name="P11" draw:layer="layout" svg:x1="4.4cm" svg:y1="17.4cm" svg:x2="3.2cm" svg:y2="18.3cm">
          <text:p/>
        </draw:line>
        <draw:custom-shape draw:style-name="gr12" draw:text-style-name="P9" draw:layer="layout" svg:width="3cm" svg:height="1.3cm" svg:x="13.2cm" svg:y="17.9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4.359cm" svg:height="1.4cm" svg:x="16.641cm" svg:y="17.835cm">
          <text:p text:style-name="P4">Entrenamient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4" draw:layer="layout" svg:width="3.1cm" svg:height="1.4cm" svg:x="14.9cm" svg:y="19.2cm">
          <text:p text:style-name="P13"><text:span text:style-name="T4">Paci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6.4cm" svg:y1="17.5cm" svg:x2="16.4cm" svg:y2="19.3cm">
          <text:p/>
        </draw:line>
        <draw:line draw:style-name="gr9" draw:text-style-name="P11" draw:layer="layout" svg:x1="16.4cm" svg:y1="17.5cm" svg:x2="14.5cm" svg:y2="17.9cm">
          <text:p/>
        </draw:line>
        <draw:line draw:style-name="gr9" draw:text-style-name="P11" draw:layer="layout" svg:x1="16.4cm" svg:y1="17.5cm" svg:x2="18.3cm" svg:y2="17.8cm">
          <text:p/>
        </draw:line>
        <draw:line draw:style-name="gr9" draw:text-style-name="P11" draw:layer="layout" svg:x1="10.2cm" svg:y1="24.3cm" svg:x2="8.2cm" svg:y2="24.9cm">
          <text:p/>
        </draw:line>
        <draw:line draw:style-name="gr9" draw:text-style-name="P11" draw:layer="layout" svg:x1="10.2cm" svg:y1="24.3cm" svg:x2="12.6cm" svg:y2="24.9cm">
          <text:p/>
        </draw:line>
        <draw:frame draw:style-name="gr14" draw:text-style-name="P1" draw:layer="layout" svg:width="1.6cm" svg:height="0.962cm" svg:x="8.4cm" svg:y="17.3cm">
          <draw:text-box>
            <text:p>N:N</text:p>
          </draw:text-box>
        </draw:frame>
        <draw:custom-shape draw:style-name="gr4" draw:text-style-name="P7" draw:layer="layout" svg:width="3.6cm" svg:height="1.3cm" svg:x="15.4cm" svg:y="22.2cm">
          <text:p text:style-name="P6">Ejercicio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9" draw:text-style-name="P11" draw:layer="layout" svg:x1="12.5cm" svg:y1="23.1cm" svg:x2="15.6cm" svg:y2="23cm">
          <text:p/>
        </draw:line>
        <draw:frame draw:style-name="gr14" draw:text-style-name="P1" draw:layer="layout" svg:width="1.6cm" svg:height="0.962cm" svg:x="13.191cm" svg:y="22.198cm">
          <draw:text-box>
            <text:p>1:N</text:p>
          </draw:text-box>
        </draw:frame>
        <draw:custom-shape draw:style-name="gr8" draw:text-style-name="P9" draw:layer="layout" svg:width="3.1cm" svg:height="1.4cm" svg:x="6.5cm" svg:y="24.901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0.2cm" svg:y1="24.301cm" svg:x2="8.2cm" svg:y2="24.901cm">
          <text:p/>
        </draw:line>
        <draw:custom-shape draw:style-name="gr8" draw:text-style-name="P9" draw:layer="layout" svg:width="3.1cm" svg:height="1.4cm" svg:x="6.5cm" svg:y="24.901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0.2cm" svg:y1="24.301cm" svg:x2="8.2cm" svg:y2="24.901cm">
          <text:p/>
        </draw:line>
        <draw:custom-shape draw:style-name="gr12" draw:text-style-name="P9" draw:layer="layout" svg:width="3cm" svg:height="1.3cm" svg:x="13.8cm" svg:y="23.9cm">
          <text:p text:style-name="P8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3.359cm" svg:height="1.4cm" svg:x="17.241cm" svg:y="23.835cm">
          <text:p text:style-name="P4">Duració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4" draw:layer="layout" svg:width="3.1cm" svg:height="1.4cm" svg:x="15.5cm" svg:y="25.2cm">
          <text:p text:style-name="P13"><text:span text:style-name="T4">Veloc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7cm" svg:y1="23.5cm" svg:x2="17cm" svg:y2="25.3cm">
          <text:p/>
        </draw:line>
        <draw:line draw:style-name="gr9" draw:text-style-name="P11" draw:layer="layout" svg:x1="17cm" svg:y1="23.5cm" svg:x2="15.1cm" svg:y2="23.9cm">
          <text:p/>
        </draw:line>
        <draw:line draw:style-name="gr9" draw:text-style-name="P11" draw:layer="layout" svg:x1="17cm" svg:y1="23.5cm" svg:x2="18.9cm" svg:y2="23.8cm">
          <text:p/>
        </draw:line>
        <draw:custom-shape draw:style-name="gr8" draw:text-style-name="P14" draw:layer="layout" svg:width="3.1cm" svg:height="1.4cm" svg:x="8.7cm" svg:y="26.1cm">
          <text:p text:style-name="P13"><text:span text:style-name="T4">Mod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0.2cm" svg:y1="24.3cm" svg:x2="10.2cm" svg:y2="26.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07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2T09:50:56.585712963</meta:creation-date>
    <dc:date>2022-05-04T18:36:00.273000000</dc:date>
    <meta:editing-duration>PT9M26S</meta:editing-duration>
    <meta:editing-cycles>2</meta:editing-cycles>
    <meta:generator>LibreOffice/7.3.2.2$Windows_X86_64 LibreOffice_project/49f2b1bff42cfccbd8f788c8dc32c1c309559be0</meta:generator>
    <meta:document-statistic meta:object-count="48"/>
  </office:meta>
</office:document-meta>
</file>